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7.18mm"/>
    </style:style>
    <style:style style:name="co4" style:family="table-column">
      <style:table-column-properties fo:break-before="auto" style:column-width="11.31mm"/>
    </style:style>
    <style:style style:name="co6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22.63mm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ta4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5" style:family="table-cell" style:parent-style-name="Default">
      <style:table-cell-properties fo:padding="0.71mm"/>
    </style:style>
    <style:style style:name="ce17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ackground-color="#b2b2b2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20" style:family="table-cell" style:parent-style-name="Default">
      <style:table-cell-properties fo:padding="0.71mm"/>
    </style:style>
    <style:style style:name="ce2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2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T1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text-line-through-type="none" style:font-weight-complex="bold" style:font-weight-asian="bold" fo:font-weight="bold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/>
    </style:style>
    <style:style style:name="T7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style:font-weight-complex="normal" fo:font-weight="normal" style:font-weight-asian="normal"/>
    </style:style>
    <style:style style:name="T8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fo:font-weight="bold" style:font-weight-asian="bold" style:font-weight-complex="bold"/>
    </style:style>
    <style:style style:name="T9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fo:font-weight="normal" style:font-weight-asian="normal" style:font-weight-complex="normal"/>
    </style:style>
    <style:style style:name="T10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style:font-weight-asian="bold" style:font-weight-complex="bold"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32" table:default-cell-style-name="ce6"/>
        <table:table-column table:style-name="co5" table:number-columns-repeated="767" table:default-cell-style-name="Default"/>
        <table:table-row table:style-name="ro2">
          <table:table-cell table:style-name="ce2" table:number-columns-repeated="2"/>
          <table:table-cell office:value-type="string" calcext:value-type="string">
            <text:p>in die farbigen Zellen eingeben: <text:span text:style-name="T1">r</text:span><text:span text:style-name="T2"> für richtig, </text:span><text:span text:style-name="T3">f</text:span><text:span text:style-name="T4"> für falsch, </text:span><text:span text:style-name="T5">n</text:span><text:span text:style-name="T4"> für nicht bearbeitet (</text:span><text:span text:style-name="T3">bitte das n nicht weglassen</text:span><text:span text:style-name="T4">)</text:span></text:p>
          </table:table-cell>
          <table:table-cell table:number-columns-repeated="10"/>
          <table:table-cell table:style-name="ce2" table:number-columns-repeated="13"/>
          <table:table-cell table:style-name="ce12" table:number-columns-repeated="998"/>
        </table:table-row>
        <table:table-row table:style-name="ro3">
          <table:table-cell table:style-name="ce2" table:number-columns-repeated="2"/>
          <table:table-cell table:style-name="ce8" office:value-type="string" calcext:value-type="string">
            <text:p>In der letzten Spalte stehen anschließend die Punkte für das jeweilige Kind</text:p>
          </table:table-cell>
          <table:table-cell table:style-name="ce2" table:number-columns-repeated="23"/>
          <table:table-cell table:style-name="ce12" table:number-columns-repeated="99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<text:a xlink:href="https://mathe-jung-alt.de/mkv" xlink:type="simple">Gleich nach dem Ausfüllen und Speichern über die Minikänguru-Anwendung hochladen: https://mathe-jung-alt.de/mkv</text:a></text:p>
          </table:table-cell>
          <table:table-cell table:style-name="ce2" table:number-columns-repeated="23"/>
          <table:table-cell table:style-name="ce12" table:number-columns-repeated="998"/>
        </table:table-row>
        <table:table-row table:style-name="ro2">
          <table:table-cell table:style-name="ce2" table:number-columns-repeated="26"/>
          <table:table-cell table:style-name="ce12" table:number-columns-repeated="998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-1</text:p>
          </table:table-cell>
          <table:table-cell table:style-name="ce3"/>
          <table:table-cell table:style-name="ce3" office:value-type="string" calcext:value-type="string">
            <text:p>A-2</text:p>
          </table:table-cell>
          <table:table-cell table:style-name="ce3"/>
          <table:table-cell table:style-name="ce3" office:value-type="string" calcext:value-type="string">
            <text:p>A-3</text:p>
          </table:table-cell>
          <table:table-cell table:style-name="ce3"/>
          <table:table-cell table:style-name="ce3" office:value-type="string" calcext:value-type="string">
            <text:p>A-4</text:p>
          </table:table-cell>
          <table:table-cell table:style-name="ce3"/>
          <table:table-cell table:style-name="ce3" office:value-type="string" calcext:value-type="string">
            <text:p>B-1</text:p>
          </table:table-cell>
          <table:table-cell table:style-name="ce3"/>
          <table:table-cell table:style-name="ce3" office:value-type="string" calcext:value-type="string">
            <text:p>B-2</text:p>
          </table:table-cell>
          <table:table-cell table:style-name="ce3"/>
          <table:table-cell table:style-name="ce3" office:value-type="string" calcext:value-type="string">
            <text:p>B-3</text:p>
          </table:table-cell>
          <table:table-cell table:style-name="ce3"/>
          <table:table-cell table:style-name="ce3" office:value-type="string" calcext:value-type="string">
            <text:p>B-4</text:p>
          </table:table-cell>
          <table:table-cell table:style-name="ce3"/>
          <table:table-cell table:style-name="ce3" office:value-type="string" calcext:value-type="string">
            <text:p>C-1</text:p>
          </table:table-cell>
          <table:table-cell table:style-name="ce3"/>
          <table:table-cell table:style-name="ce3" office:value-type="string" calcext:value-type="string">
            <text:p>C-2</text:p>
          </table:table-cell>
          <table:table-cell table:style-name="ce3"/>
          <table:table-cell table:style-name="ce3" office:value-type="string" calcext:value-type="string">
            <text:p>C-3</text:p>
          </table:table-cell>
          <table:table-cell table:style-name="ce3"/>
          <table:table-cell table:style-name="ce3" office:value-type="string" calcext:value-type="string">
            <text:p>C-4</text:p>
          </table:table-cell>
          <table:table-cell table:style-name="ce3"/>
          <table:table-cell table:style-name="ce3" office:value-type="string" calcext:value-type="string">
            <text:p>Punkte</text:p>
          </table:table-cell>
          <table:table-cell table:style-name="ce12" table:number-columns-repeated="998"/>
        </table:table-row>
        <table:table-row table:style-name="ro2">
          <table:table-cell table:style-name="ce4" office:value-type="string" calcext:value-type="string">
            <text:p>Albert Einstein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B6]=&quot;r&quot;;3;IF([.B6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D6]=&quot;r&quot;;3;IF([.D6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F6]=&quot;r&quot;;3;IF([.F6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H6]=&quot;r&quot;;3;IF([.H6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J6]=&quot;r&quot;;4;IF([.J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L6]=&quot;r&quot;;4;IF([.L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N6]=&quot;r&quot;;4;IF([.N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P6]=&quot;r&quot;;4;IF([.P6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R6]=&quot;r&quot;;5;IF([.R6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T6]=&quot;r&quot;;5;IF([.T6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V6]=&quot;r&quot;;5;IF([.V6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X6]=&quot;r&quot;;5;IF([.X6]=&quot;f&quot;;-1.25;0))" office:value-type="float" office:value="5" calcext:value-type="float">
            <text:p>5</text:p>
          </table:table-cell>
          <table:table-cell table:style-name="ce9" table:formula="of:=12+SUM([.C6:.Y6])" office:value-type="float" office:value="60" calcext:value-type="float">
            <text:p>60</text:p>
          </table:table-cell>
          <table:table-cell table:style-name="ce13" table:number-columns-repeated="998"/>
        </table:table-row>
        <table:table-row table:style-name="ro2">
          <table:table-cell table:style-name="ce4" office:value-type="string" calcext:value-type="string">
            <text:p>Max Planck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B7]=&quot;r&quot;;3;IF([.B7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D7]=&quot;r&quot;;3;IF([.D7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9" table:formula="of:=IF([.F7]=&quot;r&quot;;3;IF([.F7]=&quot;f&quot;;-0.75;0))" office:value-type="float" office:value="0" calcext:value-type="float">
            <text:p>0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H7]=&quot;r&quot;;3;IF([.H7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J7]=&quot;r&quot;;4;IF([.J7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L7]=&quot;r&quot;;4;IF([.L7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N7]=&quot;r&quot;;4;IF([.N7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P7]=&quot;r&quot;;4;IF([.P7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R7]=&quot;r&quot;;5;IF([.R7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T7]=&quot;r&quot;;5;IF([.T7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V7]=&quot;r&quot;;5;IF([.V7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X7]=&quot;r&quot;;5;IF([.X7]=&quot;f&quot;;-1.25;0))" office:value-type="float" office:value="-1.25" calcext:value-type="float">
            <text:p>-1,25</text:p>
          </table:table-cell>
          <table:table-cell table:style-name="ce9" table:formula="of:=12+SUM([.C7:.Y7])" office:value-type="float" office:value="34.5" calcext:value-type="float">
            <text:p>34,5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jörn Winter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B8]=&quot;r&quot;;3;IF([.B8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D8]=&quot;r&quot;;3;IF([.D8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F8]=&quot;r&quot;;3;IF([.F8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H8]=&quot;r&quot;;3;IF([.H8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J8]=&quot;r&quot;;4;IF([.J8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L8]=&quot;r&quot;;4;IF([.L8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N8]=&quot;r&quot;;4;IF([.N8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P8]=&quot;r&quot;;4;IF([.P8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R8]=&quot;r&quot;;5;IF([.R8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T8]=&quot;r&quot;;5;IF([.T8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V8]=&quot;r&quot;;5;IF([.V8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X8]=&quot;r&quot;;5;IF([.X8]=&quot;f&quot;;-1.25;0))" office:value-type="float" office:value="0" calcext:value-type="float">
            <text:p>0</text:p>
          </table:table-cell>
          <table:table-cell table:style-name="ce9" table:formula="of:=12+SUM([.C8:.Y8])" office:value-type="float" office:value="38.75" calcext:value-type="float">
            <text:p>38,75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7"/>
          <table:table-cell table:style-name="ce9" table:formula="of:=IF([.B9]=&quot;r&quot;;3;IF([.B9]=&quot;f&quot;;-0.75;0))" office:value-type="float" office:value="0" calcext:value-type="float">
            <text:p>0</text:p>
          </table:table-cell>
          <table:table-cell table:style-name="ce7"/>
          <table:table-cell table:style-name="ce9" table:formula="of:=IF([.D9]=&quot;r&quot;;3;IF([.D9]=&quot;f&quot;;-0.75;0))" office:value-type="float" office:value="0" calcext:value-type="float">
            <text:p>0</text:p>
          </table:table-cell>
          <table:table-cell table:style-name="ce7"/>
          <table:table-cell table:style-name="ce9" table:formula="of:=IF([.F9]=&quot;r&quot;;3;IF([.F9]=&quot;f&quot;;-0.75;0))" office:value-type="float" office:value="0" calcext:value-type="float">
            <text:p>0</text:p>
          </table:table-cell>
          <table:table-cell table:style-name="ce7"/>
          <table:table-cell table:style-name="ce9" table:formula="of:=IF([.H9]=&quot;r&quot;;3;IF([.H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J9]=&quot;r&quot;;4;IF([.J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L9]=&quot;r&quot;;4;IF([.L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N9]=&quot;r&quot;;4;IF([.N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P9]=&quot;r&quot;;4;IF([.P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R9]=&quot;r&quot;;5;IF([.R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T9]=&quot;r&quot;;5;IF([.T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V9]=&quot;r&quot;;5;IF([.V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X9]=&quot;r&quot;;5;IF([.X9]=&quot;f&quot;;-1.25;0))" office:value-type="float" office:value="0" calcext:value-type="float">
            <text:p>0</text:p>
          </table:table-cell>
          <table:table-cell table:style-name="ce9" table:formula="of:=12+SUM([.C9:.Y9])" office:value-type="float" office:value="12" calcext:value-type="float">
            <text:p>12</text:p>
          </table:table-cell>
          <table:table-cell table:number-columns-repeated="998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6541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983040">
          <table:table-cell table:number-columns-repeated="1024"/>
        </table:table-row>
        <table:table-row table:style-name="ro6" table:number-rows-repeated="1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3"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00.00.0000</text:date>, <text:time style:data-style-name="N2" text:time-value="07:34:33.3049640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a</meta:initial-creator>
    <dc:date>2021-06-03T07:30:51.667585165</dc:date>
    <meta:editing-cycles>46</meta:editing-cycles>
    <meta:editing-duration>PT41M25S</meta:editing-duration>
    <meta:generator>LibreOffice/5.2.7.2$Linux_X86_64 LibreOffice_project/20m0$Build-2</meta:generator>
    <meta:document-statistic meta:table-count="3" meta:cell-count="108" meta:object-count="0"/>
  </office:meta>
</office:document-meta>
</file>